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PDPtJhbmdfJthRRGFPT6M</text:p>
          </table:table-cell>
          <table:table-cell table:style-name="ce1" office:value-type="string" calcext:value-type="string">
            <text:p>Dorinthea</text:p>
          </table:table-cell>
          <table:table-cell table:style-name="ce1" office:value-type="string" calcext:value-type="string">
            <text:p>XXX001 – N</text:p>
          </table:table-cell>
          <table:table-cell table:style-name="ce1" office:value-type="string" calcext:value-type="string">
            <text:p>twccT8trdnHbRgqzh8rHT</text:p>
          </table:table-cell>
          <table:table-cell table:style-name="ce1" office:value-type="string" calcext:value-type="string">
            <text:p>Bravo</text:p>
          </table:table-cell>
          <table:table-cell table:style-name="ce1" office:value-type="string" calcext:value-type="string">
            <text:p>XXX00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RNNC9BF7FbpBmpGgM7LhW</text:p>
          </table:table-cell>
          <table:table-cell table:style-name="ce1" office:value-type="string" calcext:value-type="string">
            <text:p>Rhinar</text:p>
          </table:table-cell>
          <table:table-cell table:style-name="ce1" office:value-type="string" calcext:value-type="string">
            <text:p>XXX003 – N</text:p>
          </table:table-cell>
          <table:table-cell table:style-name="ce1" office:value-type="string" calcext:value-type="string">
            <text:p>pNzNtgjRWmkGMqJNWJqtz</text:p>
          </table:table-cell>
          <table:table-cell table:style-name="ce1" office:value-type="string" calcext:value-type="string">
            <text:p>Katsu</text:p>
          </table:table-cell>
          <table:table-cell table:style-name="ce1" office:value-type="string" calcext:value-type="string">
            <text:p>XXX004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NF9bPQFtP6KRGTcT7cMNp</text:p>
          </table:table-cell>
          <table:table-cell table:style-name="ce1" office:value-type="string" calcext:value-type="string">
            <text:p>Romping Club</text:p>
          </table:table-cell>
          <table:table-cell table:style-name="ce1" office:value-type="string" calcext:value-type="string">
            <text:p>XXX005 – N</text:p>
          </table:table-cell>
          <table:table-cell table:style-name="ce1" office:value-type="string" calcext:value-type="string">
            <text:p>dPLHmmWbrhWJBRMw8pMdk</text:p>
          </table:table-cell>
          <table:table-cell table:style-name="ce1" office:value-type="string" calcext:value-type="string">
            <text:p>Anothos</text:p>
          </table:table-cell>
          <table:table-cell table:style-name="ce1" office:value-type="string" calcext:value-type="string">
            <text:p>XXX006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QjHtHjktjfWHcGCjtjCgB</text:p>
          </table:table-cell>
          <table:table-cell table:style-name="ce1" office:value-type="string" calcext:value-type="string">
            <text:p>Dawnblade</text:p>
          </table:table-cell>
          <table:table-cell table:style-name="ce1" office:value-type="string" calcext:value-type="string">
            <text:p>XXX007 – N</text:p>
          </table:table-cell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table:style-name="ce1" office:value-type="string" calcext:value-type="string">
            <text:p>WkJGCr7Qn9QBrkb8qRkqF</text:p>
          </table:table-cell>
          <table:table-cell table:style-name="ce1" office:value-type="string" calcext:value-type="string">
            <text:p>Quicken</text:p>
          </table:table-cell>
          <table:table-cell table:style-name="ce1" office:value-type="string" calcext:value-type="string">
            <text:p>XXX009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bdrqRkHpWtHtcDr7cFfb</text:p>
          </table:table-cell>
          <table:table-cell table:style-name="ce1" office:value-type="string" calcext:value-type="string">
            <text:p>Briar</text:p>
          </table:table-cell>
          <table:table-cell table:style-name="ce1" office:value-type="string" calcext:value-type="string">
            <text:p>XXX011 – N</text:p>
          </table:table-cell>
          <table:table-cell table:style-name="ce1" office:value-type="string" calcext:value-type="string">
            <text:p>PjFp96NmJ7BR6TwPQHnKg</text:p>
          </table:table-cell>
          <table:table-cell table:style-name="ce1" office:value-type="string" calcext:value-type="string">
            <text:p>Briar, Warden of Thorns</text:p>
          </table:table-cell>
          <table:table-cell table:style-name="ce1" office:value-type="string" calcext:value-type="string">
            <text:p>XXX01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qJLhWpbm9F67RtGhgLH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F</text:p>
          </table:table-cell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WJLCDLgGHmmGHrKndnQ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U</text:p>
          </table:table-cell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zMhpBcdGkN7k7kJcqK9D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9GftqkrJgKTnffG7WzT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QqGMPP8grQWQfQLBLzFC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bMw87rFbpQcHQrFWz7p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RFpNn6qN8cL8h6tt9jQ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KLhncNz9Wng6t6pnF8g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jDthwCBKTtL7fFzBH6G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wkKdmQwMkKDRpKW9K6L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qqw66BtLdCq8GpDJgTM8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F</text:p>
          </table:table-cell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gt9DFn8tFmbLB7QnqMn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U</text:p>
          </table:table-cell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6qK9fpJ7WdGNcWr8R8z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LKLrjGFTnftLPrNznfmH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PfJqhKqnTPF8PGmjDpRk8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JMbmkbp9hT8bWKbkjCdm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F</text:p>
          </table:table-cell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hg9QWDnCgHRgBWPwbJHb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77pwRRdqQk9mhrJfkDw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F</text:p>
          </table:table-cell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dtwHBhkJDzQnFt8ddmg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KNhkFNRm8Dh8gpBh9Rb9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F</text:p>
          </table:table-cell>
          <table:table-cell office:value-type="string" calcext:value-type="string">
            <text:p>w8F6mq6MMMJhQKDgHbHc7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cztD9Bfmp96dNKdnKmL8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U</text:p>
          </table:table-cell>
          <table:table-cell office:value-type="string" calcext:value-type="string">
            <text:p>6wPnTkq9ccp8hGMJg8bmG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gd87qwrtDqdzbQDMcRBG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F</text:p>
          </table:table-cell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f9JKPBJ99kR6pCbnJWt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U</text:p>
          </table:table-cell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n6FLdKMLmBggzCQrHdPK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JzQLzkgLngTtpMKF6TQ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bq8tk9CGtCKHpgdLDgC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F</text:p>
          </table:table-cell>
          <table:table-cell office:value-type="string" calcext:value-type="string">
            <text:p>TfGMgJpRJfpdJFqr6MpNW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wcJNfMQJhDchCQNdK8b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U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g7ffGfzmbLWGFpQFNbth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M6bt6rzHCRfz7jfrQ7q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pPrrKKKjcbqMHGWcCfm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Kpqt6znbc9PBrqCzKHW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qjzdcz67qfGqf6g7JD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F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QzkRTRzc8D8Rtc9f7Jb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U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hhRHddRfR7jpdc8T9L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BRI002 – N</text:p>
          </table:table-cell>
          <table:table-cell office:value-type="string" calcext:value-type="string">
            <text:p>wgPCprWkFMGJzc8hgKKnK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BRI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KC8qdBgdwgfrLmkq8htq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</text:p>
          </table:table-cell>
          <table:table-cell office:value-type="string" calcext:value-type="string">
            <text:p>DFjQGNbTkNqjWhJPFL78C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twCz8T8RWDhghCTTjdP</text:p>
          </table:table-cell>
          <table:table-cell office:value-type="string" calcext:value-type="string">
            <text:p>Dromai, Ash Artist </text:p>
          </table:table-cell>
          <table:table-cell office:value-type="string" calcext:value-type="string">
            <text:p>UPR001 – N</text:p>
          </table:table-cell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8TN77GqRLM6CdmpkDgCHk</text:p>
          </table:table-cell>
          <table:table-cell office:value-type="string" calcext:value-type="string">
            <text:p>Waning Moon</text:p>
          </table:table-cell>
          <table:table-cell office:value-type="string" calcext:value-type="string">
            <text:p>UPR16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CjJNgnpKdRHBPhhqmTq</text:p>
          </table:table-cell>
          <table:table-cell office:value-type="string" calcext:value-type="string">
            <text:p>Storm of Sandikai</text:p>
          </table:table-cell>
          <table:table-cell office:value-type="string" calcext:value-type="string">
            <text:p>UPR003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8TkLgRgpzzQRwgMrJdC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</text:p>
          </table:table-cell>
          <table:table-cell office:value-type="string" calcext:value-type="string">
            <text:p>8c8dJD7g8Tc6wTk8nCWgH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Cm7GwqmdtH7KBBRhzb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)</text:p>
          </table:table-cell>
          <table:table-cell office:value-type="string" calcext:value-type="string">
            <text:p>g6PKgjrjHpNmbJTMqpPp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ng7QTfp6GRqBckbTcf6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 Marvel)</text:p>
          </table:table-cell>
          <table:table-cell office:value-type="string" calcext:value-type="string">
            <text:p>kWWFJfRqbHtQkfpBJtnb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 Marvel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7t6wKQCwwqwjjnrPJhC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rpDFqjd7pqWbTNgbJwzNT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FhMQHFNctMCLFjnMHkkz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rLBfqR9kHCpmfC7kgWrL6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tC9QKfTGBtdJngJfgd6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QNkHgfg9hDrqFh6jqzQK6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WtPwQhzmQfNKhtPtRDHC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ftqc6jPdJPChPQqDbhfQC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hwHkQjJqQmFrQBzqqQC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m8kntTpWz86m78tz9cWfG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dGPgJwzwrT7FFkQpwpMw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zN96wbb7q7bpnBWwFpdQM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t8QCfLkHdhLbQD7GqQC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NwcTgGhnjPzLDRTwdCr9T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w8MHbWjQbJQ7ChtpCg9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TF9nktQBz7Hck688gWtMm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q7MFM6BzztPcdpgkcgK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kjq8FWPgFW6kfHbmhPgjL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mpgQpmmnmH8gqqP9JTFT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QzFjHm9mwmWPG86d8MrTN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LhWRQbkfJWMmrjncLKj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djqTRWq9tbQNBNgqBg6ct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hkWgLpJhm6fBPKWg7fK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rwHQqmcQTzrfqLfw9BQF9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nFb89hDWbwqdwgczDRL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D8LK8DCQ99LcqJBQQrfLM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B8cK96pdC8Rk7cJBHwKB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qHmzQKmHqKqdbrngHwkdP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tb7PzK7bGwtGDpcBcNk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d9PBGHMrdDKRCCNzkCFM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KBRDjBnGN8RDB6brhPc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W9GrMCgLkt8KHkmDb69j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bttkDDcrLJb9Q6jdFpB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rHkwJbq9qkCCjDfK7tchf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PDhMp9KrkDCFjJfDb8j7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GTnrzcMkNcFGDLChjtNkr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Bt6PWGqFMbphWzM9NF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9LKfGjtDGQmrfcwhQGQc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TD8zh8kttnpJtKhRFkL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hphH7zjtQDbzLBHWKN7B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GghCtGfzKdLCTQHqLLg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r7PLFbJLzpKjC6hrNTzCd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bQ8WTprdDnjHhtndMNb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kkWhTJGRrbQQT8m7BjCPp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jH8K9qJNjMCDkLQbMn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d8rJjkRP6wBpKwqwTthz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QdDdWFf8HKhTQkmBKJ8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cMfBzLtDjCTPdwB8np7q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q89NkTPw6NTFh6kKDpc</text:p>
          </table:table-cell>
          <table:table-cell office:value-type="string" calcext:value-type="string">
            <text:p>Fai, Rising Rebellion</text:p>
          </table:table-cell>
          <table:table-cell office:value-type="string" calcext:value-type="string">
            <text:p>UPR044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QqW7c87GKmKt7rNJRWPT</text:p>
          </table:table-cell>
          <table:table-cell office:value-type="string" calcext:value-type="string">
            <text:p>Searing Emberblade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CdjbHJtgtN6NDp7HbHTk</text:p>
          </table:table-cell>
          <table:table-cell office:value-type="string" calcext:value-type="string">
            <text:p>Iyslander, Stormbind</text:p>
          </table:table-cell>
          <table:table-cell office:value-type="string" calcext:value-type="string">
            <text:p>UPR102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MQzBfHk7cTFpNfbT6KQz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Front)</text:p>
          </table:table-cell>
          <table:table-cell office:value-type="string" calcext:value-type="string">
            <text:p>98F9W8JF99Ppk9dPCFqqW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9qrbdhH9h6cznbR7M8W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UPR150 – N</text:p>
          </table:table-cell>
          <table:table-cell office:value-type="string" calcext:value-type="string">
            <text:p>kHWnLQfNWQHc99d8CwcNF</text:p>
          </table:table-cell>
          <table:table-cell office:value-type="string" calcext:value-type="string">
            <text:p>Helio's Mitre</text:p>
          </table:table-cell>
          <table:table-cell office:value-type="string" calcext:value-type="string">
            <text:p>UPR18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TczjHn8hMkhtzHqm6j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RO002 – N</text:p>
          </table:table-cell>
          <table:table-cell office:value-type="string" calcext:value-type="string">
            <text:p>q6R8QkpHGCWPKnQNkP9Nh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DRO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78NRQmkKP6GPDh6dRCB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Front)</text:p>
          </table:table-cell>
          <table:table-cell office:value-type="string" calcext:value-type="string">
            <text:p>FdMrN6bCqQwtWTBGHJNMP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qTbqPPDpBTNwHDp6bBt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W6Lgk7H9qnmDQFtjmWhPr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MrLnfwCkJMhdM9m97t7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tWppWbDpTpW7cd76FgDdk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NHnRCrQdbNTwMqBrNnw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9t7rW86gGr9dh7GnKJkfR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qJj8FNChzKmHgLjpqg8J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wqJcff7qcwhdHpqpwhtqw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CNh8jrpmrtDnF8JLTD</text:p>
          </table:table-cell>
          <table:table-cell office:value-type="string" calcext:value-type="string">
            <text:p>Uzuri, Switchblade</text:p>
          </table:table-cell>
          <table:table-cell office:value-type="string" calcext:value-type="string">
            <text:p>OUT001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88ghT69FPDhBLJ6bLCcz</text:p>
          </table:table-cell>
          <table:table-cell office:value-type="string" calcext:value-type="string">
            <text:p>Uzuri</text:p>
          </table:table-cell>
          <table:table-cell office:value-type="string" calcext:value-type="string">
            <text:p>OUT002 – N</text:p>
          </table:table-cell>
          <table:table-cell office:value-type="string" calcext:value-type="string">
            <text:p>CrMrwzB7FNRpP8wzMdbK6</text:p>
          </table:table-cell>
          <table:table-cell office:value-type="string" calcext:value-type="string">
            <text:p>Arakni, Solitary Confinement</text:p>
          </table:table-cell>
          <table:table-cell office:value-type="string" calcext:value-type="string">
            <text:p>OUT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gchBb9jn6zhCGRRnD6cC</text:p>
          </table:table-cell>
          <table:table-cell office:value-type="string" calcext:value-type="string">
            <text:p>Spider's Bite</text:p>
          </table:table-cell>
          <table:table-cell office:value-type="string" calcext:value-type="string">
            <text:p>OUT004 – N</text:p>
          </table:table-cell>
          <table:table-cell office:value-type="string" calcext:value-type="string">
            <text:p>fRmdbFjKQBFWBcJfp7rdW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OUT23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gchBb9jn6zhCGRRnD6cC</text:p>
          </table:table-cell>
          <table:table-cell office:value-type="string" calcext:value-type="string">
            <text:p>Spider's Bite</text:p>
          </table:table-cell>
          <table:table-cell office:value-type="string" calcext:value-type="string">
            <text:p>OUT004 – N</text:p>
          </table:table-cell>
          <table:table-cell office:value-type="string" calcext:value-type="string">
            <text:p>8WM97rMgndKJTtLBgD7dc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OUT236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HPdBcmcdMgg6jh8pKpBT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OUT045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HjfGDPwCBjTCK877qNj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OUT046 – N</text:p>
          </table:table-cell>
          <table:table-cell office:value-type="string" calcext:value-type="string">
            <text:p>8bFdq9kb9CfHLMMLtDbGw</text:p>
          </table:table-cell>
          <table:table-cell office:value-type="string" calcext:value-type="string">
            <text:p>Benji, the Piercing Wind</text:p>
          </table:table-cell>
          <table:table-cell office:value-type="string" calcext:value-type="string">
            <text:p>OUT04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WBpht6ppPJQqc9zTcCL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OUT048 – N</text:p>
          </table:table-cell>
          <table:table-cell office:value-type="string" calcext:value-type="string">
            <text:p>GQkPRHCdpKwKNkkBrLCr8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OUT234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WBpht6ppPJQqc9zTcCL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OUT048 – N</text:p>
          </table:table-cell>
          <table:table-cell office:value-type="string" calcext:value-type="string">
            <text:p>76NptkhBwCm7FCCQfHf78</text:p>
          </table:table-cell>
          <table:table-cell office:value-type="string" calcext:value-type="string">
            <text:p>Barbed Castaway</text:p>
          </table:table-cell>
          <table:table-cell office:value-type="string" calcext:value-type="string">
            <text:p>OUT09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Jmm9wpTz6FktfzRnMLPK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OUT089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7rL7PzwQzbHNWfhKdrb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OUT090 – N</text:p>
          </table:table-cell>
          <table:table-cell office:value-type="string" calcext:value-type="string">
            <text:p>8pBgMgRTnkDhkqtzNmqM6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OUT09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zbhhTKHjBNDDd9BfMBBd</text:p>
          </table:table-cell>
          <table:table-cell office:value-type="string" calcext:value-type="string">
            <text:p>Riptide, Lurker of the Deep</text:p>
          </table:table-cell>
          <table:table-cell office:value-type="string" calcext:value-type="string">
            <text:p>OUT091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hwf8wDqL6fBczBBLhRN</text:p>
          </table:table-cell>
          <table:table-cell office:value-type="string" calcext:value-type="string">
            <text:p>Crow's Nest</text:p>
          </table:table-cell>
          <table:table-cell office:value-type="string" calcext:value-type="string">
            <text:p>OUT097 – N</text:p>
          </table:table-cell>
          <table:table-cell office:value-type="string" calcext:value-type="string">
            <text:p>dqrjDnBNDHwhTMTrjwCrK</text:p>
          </table:table-cell>
          <table:table-cell office:value-type="string" calcext:value-type="string">
            <text:p>Driftwood Quiver</text:p>
          </table:table-cell>
          <table:table-cell office:value-type="string" calcext:value-type="string">
            <text:p>OUT09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38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2:24:04.379847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19T12:24:23.879496228</dc:date>
    <meta:editing-duration>PT6H16M1S</meta:editing-duration>
    <meta:editing-cycles>187</meta:editing-cycles>
    <meta:generator>LibreOffice/7.2.5.2$MacOSX_X86_64 LibreOffice_project/499f9727c189e6ef3471021d6132d4c694f357e5</meta:generator>
    <meta:document-statistic meta:table-count="1" meta:cell-count="1351" meta:object-count="0"/>
  </office:meta>
</office:document-meta>
</file>